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image/png"/>
  <manifest:file-entry manifest:full-path="Pictures/100002010000016300000050DAFB9A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Arial Unicode" svg:font-family="'MS Arial Unicode', Arial, sans-serif"/>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NSimSun" svg:font-family="NSimSun" style:font-family-generic="modern" style:font-pitch="fixed"/>
    <style:font-face style:name="Bitstream Charter" svg:font-family="'Bitstream Charter'"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Verdana" svg:font-family="Verdana" style:font-family-generic="system" style:font-pitch="variable"/>
  </office:font-face-decls>
  <office:automatic-styles>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0b37c" officeooo:paragraph-rsid="0010b37c"/>
    </style:style>
    <style:style style:name="P4" style:family="paragraph" style:parent-style-name="Standard">
      <style:text-properties officeooo:rsid="0014cfd4"/>
    </style:style>
    <style:style style:name="P5" style:family="paragraph" style:parent-style-name="Standard" style:master-page-name="Pagina">
      <style:paragraph-properties style:page-number="auto"/>
      <style:text-properties officeooo:rsid="0014cfd4"/>
    </style:style>
    <style:style style:name="P6" style:family="paragraph" style:parent-style-name="SubtituloPortadaYDemostrativos">
      <style:text-properties officeooo:paragraph-rsid="001248cb"/>
    </style:style>
    <style:style style:name="P7" style:family="paragraph" style:parent-style-name="Nivel3">
      <style:text-properties officeooo:rsid="0034ea63"/>
    </style:style>
    <style:style style:name="P8" style:family="paragraph" style:parent-style-name="Nivel3">
      <style:text-properties officeooo:rsid="0034ea63" officeooo:paragraph-rsid="0034ea63"/>
    </style:style>
    <style:style style:name="P9" style:family="paragraph" style:parent-style-name="Nivel3">
      <style:text-properties officeooo:rsid="00357961" officeooo:paragraph-rsid="00357961"/>
    </style:style>
    <style:style style:name="P10" style:family="paragraph" style:parent-style-name="Nivel3">
      <style:text-properties officeooo:rsid="003608de" officeooo:paragraph-rsid="003608de"/>
    </style:style>
    <style:style style:name="P11" style:family="paragraph" style:parent-style-name="Nivel3">
      <style:paragraph-properties fo:break-before="page"/>
      <style:text-properties officeooo:rsid="00357961" officeooo:paragraph-rsid="00357961"/>
    </style:style>
    <style:style style:name="P12" style:family="paragraph" style:parent-style-name="Nivel3">
      <style:paragraph-properties fo:break-before="page"/>
      <style:text-properties officeooo:rsid="0034ea63" officeooo:paragraph-rsid="0034ea63"/>
    </style:style>
    <style:style style:name="P13" style:family="paragraph" style:parent-style-name="TituloDemostrativo" style:master-page-name="PortadaDemostrativos">
      <style:paragraph-properties style:page-number="auto"/>
      <style:text-properties officeooo:rsid="0037c949" officeooo:paragraph-rsid="0037c949"/>
    </style:style>
    <style:style style:name="P14" style:family="paragraph" style:parent-style-name="Nivel1">
      <style:paragraph-properties fo:break-before="page"/>
      <style:text-properties officeooo:rsid="0034ea63" officeooo:paragraph-rsid="0034ea63"/>
    </style:style>
    <style:style style:name="P15" style:family="paragraph" style:parent-style-name="Nivel1">
      <style:text-properties officeooo:rsid="0034ea63" officeooo:paragraph-rsid="0034ea63"/>
    </style:style>
    <style:style style:name="P16" style:family="paragraph" style:parent-style-name="TablaContenidosDemostrativo" style:master-page-name="Pagina">
      <style:paragraph-properties style:page-number="auto"/>
    </style:style>
    <style:style style:name="P17" style:family="paragraph" style:parent-style-name="Textos">
      <style:text-properties officeooo:rsid="0034ea63" officeooo:paragraph-rsid="0034ea63"/>
    </style:style>
    <style:style style:name="P18" style:family="paragraph" style:parent-style-name="Textos">
      <style:text-properties officeooo:rsid="00357961" officeooo:paragraph-rsid="00357961"/>
    </style:style>
    <style:style style:name="P19" style:family="paragraph" style:parent-style-name="Textos">
      <style:text-properties officeooo:rsid="00357961" officeooo:paragraph-rsid="003a6241"/>
    </style:style>
    <style:style style:name="P20" style:family="paragraph" style:parent-style-name="Textos">
      <style:text-properties officeooo:rsid="0038ec70" officeooo:paragraph-rsid="0038ec70"/>
    </style:style>
    <style:style style:name="P21" style:family="paragraph" style:parent-style-name="Textos">
      <style:text-properties officeooo:paragraph-rsid="0038ec70"/>
    </style:style>
    <style:style style:name="P22" style:family="paragraph" style:parent-style-name="Textos">
      <style:paragraph-properties fo:break-before="page"/>
    </style:style>
    <style:style style:name="P23" style:family="paragraph" style:parent-style-name="Textos">
      <style:paragraph-properties fo:break-before="page"/>
      <style:text-properties officeooo:rsid="00357961" officeooo:paragraph-rsid="00357961"/>
    </style:style>
    <style:style style:name="P24" style:family="paragraph" style:parent-style-name="Enumeraciones">
      <style:text-properties officeooo:paragraph-rsid="0038ec70"/>
    </style:style>
    <style:style style:name="P25" style:family="paragraph" style:parent-style-name="Enumeraciones">
      <style:text-properties officeooo:paragraph-rsid="003a6241"/>
    </style:style>
    <style:style style:name="P26" style:family="paragraph" style:parent-style-name="Tabla_20_contenidos_20_nivel1">
      <style:paragraph-properties>
        <style:tab-stops>
          <style:tab-stop style:position="17cm" style:type="right" style:leader-style="dotted" style:leader-text="."/>
        </style:tab-stops>
      </style:paragraph-properties>
    </style:style>
    <style:style style:name="P27" style:family="paragraph" style:parent-style-name="Tabla_20_contenidos_20_nivel2">
      <style:paragraph-properties>
        <style:tab-stops>
          <style:tab-stop style:position="16.801cm" style:type="right" style:leader-style="dotted" style:leader-text="."/>
        </style:tab-stops>
      </style:paragraph-properties>
    </style:style>
    <style:style style:name="P28" style:family="paragraph" style:parent-style-name="Nivel2">
      <style:text-properties officeooo:rsid="0034ea63" officeooo:paragraph-rsid="0034ea63"/>
    </style:style>
    <style:style style:name="P29" style:family="paragraph" style:parent-style-name="TablaContenidosNivel3">
      <style:paragraph-properties>
        <style:tab-stops>
          <style:tab-stop style:position="16.6cm" style:type="right" style:leader-style="dotted" style:leader-text="."/>
        </style:tab-stops>
      </style:paragraph-properties>
    </style:style>
    <style:style style:name="T1" style:family="text">
      <style:text-properties officeooo:rsid="0037c949"/>
    </style:style>
    <style:style style:name="T2" style:family="text">
      <style:text-properties officeooo:rsid="0038ec70"/>
    </style:style>
    <style:style style:name="T3" style:family="text">
      <style:text-properties officeooo:rsid="0039bc14"/>
    </style:style>
    <style:style style:name="T4" style:family="text">
      <style:text-properties officeooo:rsid="003a62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fraestructura de red que da soporte al proyecto</text:p>
      <text:p text:style-name="P3"/>
      <text:p text:style-name="SubtituloPortadaYDemostrativos">Tipo de documento: <text:span text:style-name="T1">Anexo I</text:span></text:p>
      <text:p text:style-name="SubtituloPortadaYDemostrativos"><text:span text:style-name="T1">18</text:span>/<text:span text:style-name="T1">06</text:span>/<text:span text:style-name="T1">14</text:span></text:p>
      <text:p text:style-name="P2"/>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del proceso demostrativ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ContenidosNivel3">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1" text:name="Índice de contenido1_Head">
            <text:p text:style-name="P16">Tabla de contenidos del proceso demostrativo</text:p>
          </text:index-title>
          <text:p text:style-name="P26"><text:a xlink:type="simple" xlink:href="#__RefHeading__1803_1352885363" text:style-name="Index_20_Link" text:visited-style-name="Index_20_Link">Nivel 1: Esto es un ejemplo<text:tab/>4</text:a></text:p>
          <text:p text:style-name="P27"><text:a xlink:type="simple" xlink:href="#__RefHeading__639_378043852" text:style-name="Index_20_Link" text:visited-style-name="Index_20_Link">Nivel2: Esto es un ejemplo.<text:tab/>4</text:a></text:p>
          <text:p text:style-name="P29"><text:a xlink:type="simple" xlink:href="#__RefHeading__641_378043852" text:style-name="Index_20_Link" text:visited-style-name="Index_20_Link">Nivel3: Esto es un ejemplo.<text:tab/>4</text:a></text:p>
          <text:p text:style-name="P26"><text:a xlink:type="simple" xlink:href="#__RefHeading__6810_169187684" text:style-name="Index_20_Link" text:visited-style-name="Index_20_Link">Infraestructura de red para dar soporte al proyecto.<text:tab/>5</text:a></text:p>
          <text:p text:style-name="P27"><text:a xlink:type="simple" xlink:href="#__RefHeading__6812_169187684" text:style-name="Index_20_Link" text:visited-style-name="Index_20_Link">Configuración de red:<text:tab/>5</text:a></text:p>
          <text:p text:style-name="P29"><text:a xlink:type="simple" xlink:href="#__RefHeading__6814_169187684" text:style-name="Index_20_Link" text:visited-style-name="Index_20_Link">Redes:<text:tab/>5</text:a></text:p>
          <text:p text:style-name="P29"><text:a xlink:type="simple" xlink:href="#__RefHeading__6816_169187684" text:style-name="Index_20_Link" text:visited-style-name="Index_20_Link">Rangos de ips:<text:tab/>5</text:a></text:p>
          <text:p text:style-name="P27"><text:a xlink:type="simple" xlink:href="#__RefHeading__6818_169187684" text:style-name="Index_20_Link" text:visited-style-name="Index_20_Link">Servicios del laboratorio:<text:tab/>5</text:a></text:p>
          <text:p text:style-name="P29"><text:a xlink:type="simple" xlink:href="#__RefHeading__6820_169187684" text:style-name="Index_20_Link" text:visited-style-name="Index_20_Link">Servidor de virtualización esxi01:<text:tab/>5</text:a></text:p>
          <text:p text:style-name="P29"><text:a xlink:type="simple" xlink:href="#__RefHeading__6822_169187684" text:style-name="Index_20_Link" text:visited-style-name="Index_20_Link">VPN del laboratorio:<text:tab/>6</text:a></text:p>
          <text:p text:style-name="P29"><text:a xlink:type="simple" xlink:href="#__RefHeading__6824_169187684" text:style-name="Index_20_Link" text:visited-style-name="Index_20_Link">DNS interno del laboratorio:<text:tab/>12</text:a></text:p>
          <text:p text:style-name="P29"><text:a xlink:type="simple" xlink:href="#__RefHeading__6826_169187684" text:style-name="Index_20_Link" text:visited-style-name="Index_20_Link">Apache en máquina de servicios:<text:tab/>15</text:a></text:p>
          <text:p text:style-name="P29"><text:a xlink:type="simple" xlink:href="#__RefHeading__6828_169187684" text:style-name="Index_20_Link" text:visited-style-name="Index_20_Link">Disco Scratch por NFS:<text:tab/>17</text:a></text:p>
        </text:index-body>
      </text:table-of-content>
      <text:p text:style-name="Nivel1"/>
      <text:p text:style-name="P4"/>
      <text:p text:style-name="P5"/>
      <text:table-of-content text:style-name="Sect1" text:protected="true" text:name="Índice de contenido2">
        <text:table-of-content-source text:outline-level="1" text:use-index-marks="false" text:use-index-source-styles="true">
          <text:index-title-template text:style-name="Tabla_20_contenidos_20_nivel1">Índice de tablas e ilustraciones</text:index-title-template>
          <text:table-of-content-entry-template text:outline-level="1"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ieTablaIlustraciones"/>
          </text:index-source-styles>
        </text:table-of-content-source>
        <text:index-body>
          <text:index-title text:style-name="Sect1" text:name="Índice de contenido2_Head">
            <text:p text:style-name="Tabla_20_contenidos_20_nivel1">Índice de tablas e ilustraciones</text:p>
          </text:index-title>
          <text:p text:style-name="P27"><text:a xlink:type="simple" xlink:href="#__RefHeading__1799_1352885363" text:style-name="Index_20_Link" text:visited-style-name="Index_20_Link">Tabla 01. PieTablaIlustraciones(Titulo), año<text:tab/>4</text:a></text:p>
          <text:p text:style-name="P27"><text:a xlink:type="simple" xlink:href="#__RefHeading__1801_1352885363" text:style-name="Index_20_Link" text:visited-style-name="Index_20_Link">Figura 01. PieTabla(Titulo), año<text:tab/>4</text:a></text:p>
        </text:index-body>
      </text:table-of-content>
      <text:p text:style-name="P1"/>
      <text:p text:style-name="P1"/>
      <text:p text:style-name="P1"/>
      <text:p text:style-name="P6"/>
      <text:p text:style-name="Nivel3"/>
      <text:p text:style-name="Nivel3"/>
      <text:p text:style-name="P7"/>
      <text:p text:style-name="P15"/>
      <text:p text:style-name="P14"><text:bookmark-start text:name="__RefHeading__6810_169187684"/>Infraestructura de red para dar soporte al proyecto.<text:bookmark-end text:name="__RefHeading__6810_169187684"/></text:p>
      <text:p text:style-name="P28"><text:bookmark-start text:name="__RefHeading__6812_169187684"/>Configuración de red:<text:bookmark-end text:name="__RefHeading__6812_169187684"/></text:p>
      <text:p text:style-name="P8"><text:bookmark-start text:name="__RefHeading__6814_169187684"/>Redes:<text:bookmark-end text:name="__RefHeading__6814_169187684"/></text:p>
      <text:p text:style-name="P17">La red usada a partir de ahora es: 192.<text:span text:style-name="T1">XXX</text:span>.<text:span text:style-name="T1">XX</text:span>.<text:span text:style-name="T1">X</text:span>/<text:span text:style-name="T1">XX</text:span></text:p>
      <text:p text:style-name="P17">Para la VPN se asignan ips de la red: <text:span text:style-name="T1">XX</text:span>.<text:span text:style-name="T1">XX</text:span>.<text:span text:style-name="T1">XX</text:span>.<text:span text:style-name="T1">X</text:span>/<text:span text:style-name="T1">XX</text:span></text:p>
      <text:p text:style-name="P8"><text:bookmark-start text:name="__RefHeading__6816_169187684"/>Rangos de ips:<text:bookmark-end text:name="__RefHeading__6816_169187684"/></text:p>
      <text:p text:style-name="Textos">Los equipos del laboratorio que se conecten por DHCP recibirán una ip en el rango: 192.<text:span text:style-name="T1">XXX</text:span>.<text:span text:style-name="T1">XX</text:span>.<text:span text:style-name="T1">XXX</text:span>-<text:span text:style-name="T1">XXX</text:span></text:p>
      <text:p text:style-name="Textos">Para las máquinas de servicios propios del laboratorio se usaran ips dentro del rango: 192.<text:span text:style-name="T1">XXX</text:span>.<text:span text:style-name="T1">XX</text:span>.<text:span text:style-name="T1">X</text:span>-<text:span text:style-name="T1">XX</text:span></text:p>
      <text:p text:style-name="Textos">Para las máquinas virtuales que se instancien en los distintos servidores, o máquinas de pruebas se usará el rango: 192.<text:span text:style-name="T1">XXX</text:span>.<text:span text:style-name="T1">XX</text:span>.<text:span text:style-name="T1">XX</text:span>-<text:span text:style-name="T1">XXX</text:span> </text:p>
      <text:p text:style-name="Nivel2"/>
      <text:p text:style-name="P28"><text:bookmark-start text:name="__RefHeading__6818_169187684"/>Servicios del laboratorio:<text:bookmark-end text:name="__RefHeading__6818_169187684"/></text:p>
      <text:p text:style-name="P8"><text:bookmark-start text:name="__RefHeading__6820_169187684"/>Servidor de virtualización esxi01:<text:bookmark-end text:name="__RefHeading__6820_169187684"/></text:p>
      <text:p text:style-name="P17">El nuevo servidor Asus tiene configurado un Vmware ESXI versión 5.5, en el podemos alojar máquinas que queramos virtualizar. Su ip para acceso es 192.<text:span text:style-name="T1">XXX</text:span>.<text:span text:style-name="T1">XX</text:span>.<text:span text:style-name="T1">X</text:span></text:p>
      <text:p text:style-name="P17"/>
      <text:p text:style-name="P8"/>
      <text:p text:style-name="P12"><text:bookmark-start text:name="__RefHeading__6822_169187684"/>VPN del laboratorio:<text:bookmark-end text:name="__RefHeading__6822_169187684"/></text:p>
      <text:p text:style-name="P20">Se ha configura un servicio VPN que usa OpenVPN. Para su intalación y configuración se ha realizado el siguiente proceso:</text:p>
      <text:p text:style-name="Textos"><text:span text:style-name="T2">Instalación de </text:span><text:s/>OpenVPN:</text:p>
      <text:p text:style-name="Enumeraciones"># apt-get install openvpn</text:p>
      <text:p text:style-name="Textos"/>
      <text:p text:style-name="Textos">Una vez instalado debemos crear el fichero de configuración:</text:p>
      <text:p text:style-name="Enumeraciones"># cp -r /usr/share/doc/openvpn/examples/easy-rsa /etc/openvpn/</text:p>
      <text:p text:style-name="Textos"/>
      <text:p text:style-name="Textos">Easy-rsa son una serie de script, que nos ayudaran a crear nuestros certificados, rsa, etc. Ahora nos tocará limpiar el directorio (/etc/openvpn/) para evitar cualquier posible confusión con claves anteriores, de la siguiente manera:</text:p>
      <text:p text:style-name="Enumeraciones"># cd /etc/openvpn/easy-rsa/2.0</text:p>
      <text:p text:style-name="Enumeraciones"># source vars</text:p>
      <text:p text:style-name="Enumeraciones"># source clean-all</text:p>
      <text:p text:style-name="Textos"/>
      <text:p text:style-name="Textos">Ahora procedemos a crear nuestro certificado CA</text:p>
      <text:p text:style-name="Enumeraciones"># source build-ca </text:p>
      <text:p text:style-name="Textos"/>
      <text:p text:style-name="P21">Datos a tener muy encuenta: </text:p>
      <text:p text:style-name="P21">1) No dejar en blanco la variable Common Name.</text:p>
      <text:p text:style-name="P21">2) Editar el /usr/lib/ssl/openssl.cnf y cambiar "dir" dandole el path de donde queremos los certificados y demas claves. Una vez tenemos esta información, generemos nuestro certificado para el servidor.</text:p>
      <text:p text:style-name="Enumeraciones"><text:soft-page-break/>root@servicios<text:span text:style-name="T2">XX</text:span>:/etc/openvpn/easy-rsa/2.0# ./build-key-server <text:span text:style-name="T2">aaaaa</text:span></text:p>
      <text:p text:style-name="Enumeraciones">Generating a 1024 bit RSA private key</text:p>
      <text:p text:style-name="Enumeraciones">.++++++</text:p>
      <text:p text:style-name="Enumeraciones">.................................................++++++</text:p>
      <text:p text:style-name="Enumeraciones">writing new private key to '<text:span text:style-name="T2">aaaaa</text:span>.key'</text:p>
      <text:p text:style-name="Enumeraciones">-----</text:p>
      <text:p text:style-name="Enumeraciones">You are about to be asked to enter information that will be incorporated</text:p>
      <text:p text:style-name="Enumeraciones">into your certificate request.</text:p>
      <text:p text:style-name="Enumeraciones">What you are about to enter is what is called a Distinguished Name or a DN.</text:p>
      <text:p text:style-name="Enumeraciones">There are quite a few fields but you can leave some blank</text:p>
      <text:p text:style-name="Enumeraciones">For some fields there will be a default value,</text:p>
      <text:p text:style-name="Enumeraciones">If you enter '.', the field will be left blank.</text:p>
      <text:p text:style-name="Enumeraciones">-----</text:p>
      <text:p text:style-name="Enumeraciones">Country Name (2 letter code) [US]:ES</text:p>
      <text:p text:style-name="Enumeraciones">State or Province Name (full name) [CA]:OU</text:p>
      <text:p text:style-name="Enumeraciones">Locality Name (eg, city) [SanFrancisco]:Ourense</text:p>
      <text:p text:style-name="Enumeraciones">Organization Name (eg, company) [Fort-Funston]:Laboratorio40 - ESEI - U. Vigo</text:p>
      <text:p text:style-name="Enumeraciones">Organizational Unit Name (eg, section) [changeme]:<text:span text:style-name="T2">aaaaa</text:span></text:p>
      <text:p text:style-name="Enumeraciones">Common Name (eg, your name or your server's hostname) [lab40]:<text:span text:style-name="T2">aaaaa</text:span></text:p>
      <text:p text:style-name="Enumeraciones">Name [changeme]:<text:span text:style-name="T2">Nombre Apellido1 Apellido2</text:span></text:p>
      <text:p text:style-name="Enumeraciones">Email Address [mail@host.domain]:<text:span text:style-name="T2">nombre.apellido1.apellido2</text:span>@<text:span text:style-name="T2">dominio</text:span>.com </text:p>
      <text:p text:style-name="Enumeraciones"/>
      <text:p text:style-name="Enumeraciones">Please enter the following 'extra' attributes</text:p>
      <text:p text:style-name="Enumeraciones">to be sent with your certificate request</text:p>
      <text:p text:style-name="Enumeraciones">A challenge password []:</text:p>
      <text:p text:style-name="Enumeraciones">An optional company name []:</text:p>
      <text:p text:style-name="Enumeraciones">Using configuration from /etc/openvpn/easy-rsa/2.0/openssl-1.0.0.cnf</text:p>
      <text:p text:style-name="Enumeraciones">Check that the request matches the signature</text:p>
      <text:p text:style-name="Enumeraciones">Signature ok</text:p>
      <text:p text:style-name="Enumeraciones">The Subject's Distinguished Name is as follows</text:p>
      <text:p text:style-name="Enumeraciones">countryName <text:s text:c="6"/><text:tab/>:PRINTABLE:'ES'</text:p>
      <text:p text:style-name="Enumeraciones">stateOrProvinceName <text:s text:c="2"/>:PRINTABLE:'OU'</text:p>
      <text:p text:style-name="Enumeraciones">localityName <text:s text:c="5"/><text:tab/>:PRINTABLE:'Ourense'</text:p>
      <text:p text:style-name="Enumeraciones">organizationName <text:s/><text:tab/>:PRINTABLE:'Laboratorio40 - ESEI - U. Vigo'</text:p>
      <text:p text:style-name="Enumeraciones">organizationalUnitName:PRINTABLE:'<text:span text:style-name="T2">aaaaa</text:span>'</text:p>
      <text:p text:style-name="Enumeraciones">commonName <text:s text:c="7"/><text:tab/>:PRINTABLE:'<text:span text:style-name="T2">aaaaa</text:span>'</text:p>
      <text:p text:style-name="Enumeraciones">name <text:s text:c="13"/><text:tab/>:PRINTABLE:'<text:span text:style-name="T2">Nombre Apellido1 Apellido2</text:span>'</text:p>
      <text:p text:style-name="P24">emailAddress <text:s text:c="5"/><text:tab/>:IA5STRING:'<text:span text:style-name="T2">nombre.apellido1.apellido2</text:span>@<text:span text:style-name="T2">dominio</text:span>.com'</text:p>
      <text:p text:style-name="Enumeraciones">Certificate is to be certified until Oct 19 14:16:16 2023 GMT (3650 days)</text:p>
      <text:p text:style-name="Enumeraciones">Sign the certificate? [y/n]:y </text:p>
      <text:p text:style-name="Enumeraciones"/>
      <text:p text:style-name="Enumeraciones">1 out of 1 certificate requests certified, commit? [y/n]y</text:p>
      <text:p text:style-name="Enumeraciones">Write out database with 1 new entries</text:p>
      <text:p text:style-name="Enumeraciones">Data Base Updated</text:p>
      <text:p text:style-name="Textos"/>
      <text:p text:style-name="Textos">Ahora generamos el certificado de los clientes:</text:p>
      <text:p text:style-name="Enumeraciones">root@servicios<text:span text:style-name="T2">XX</text:span>:/etc/openvpn/easy-rsa/2.0# ./build-key invitados</text:p>
      <text:p text:style-name="Enumeraciones">Generating a 1024 bit RSA private key</text:p>
      <text:p text:style-name="Enumeraciones">......................++++++</text:p>
      <text:p text:style-name="Enumeraciones">.........++++++</text:p>
      <text:p text:style-name="Enumeraciones"><text:soft-page-break/>writing new private key to 'invitados.key'</text:p>
      <text:p text:style-name="Enumeraciones">-----</text:p>
      <text:p text:style-name="Enumeraciones">You are about to be asked to enter information that will be incorporated</text:p>
      <text:p text:style-name="Enumeraciones">into your certificate request.</text:p>
      <text:p text:style-name="Enumeraciones">What you are about to enter is what is called a Distinguished Name or a DN.</text:p>
      <text:p text:style-name="Enumeraciones">There are quite a few fields but you can leave some blank</text:p>
      <text:p text:style-name="Enumeraciones">For some fields there will be a default value,</text:p>
      <text:p text:style-name="Enumeraciones">If you enter '.', the field will be left blank.</text:p>
      <text:p text:style-name="Enumeraciones">-----</text:p>
      <text:p text:style-name="Enumeraciones">Country Name (2 letter code) [US]:ES</text:p>
      <text:p text:style-name="Enumeraciones">State or Province Name (full name) [CA]:OU</text:p>
      <text:p text:style-name="Enumeraciones">Locality Name (eg, city) [SanFrancisco]:Ourense</text:p>
      <text:p text:style-name="Enumeraciones">Organization Name (eg, company) [Fort-Funston]:Laboratorio40 - ESEI - U. Vigo</text:p>
      <text:p text:style-name="Enumeraciones">Organizational Unit Name (eg, section) [changeme]:<text:span text:style-name="T2">aaaaa</text:span></text:p>
      <text:p text:style-name="Enumeraciones">Common Name (eg, your name or your server's hostname) [invitados]: <text:s text:c="2"/></text:p>
      <text:p text:style-name="Enumeraciones">Name [changeme]:<text:span text:style-name="T2">Nombre Apellido1 Apellido2</text:span></text:p>
      <text:p text:style-name="Enumeraciones">Email Address [mail@host.domain]:<text:span text:style-name="T2">nombre.apellido1.apellido2</text:span>@<text:span text:style-name="T2">dominio</text:span>.com</text:p>
      <text:p text:style-name="Enumeraciones"/>
      <text:p text:style-name="Enumeraciones">Please enter the following 'extra' attributes</text:p>
      <text:p text:style-name="Enumeraciones">to be sent with your certificate request</text:p>
      <text:p text:style-name="Enumeraciones">A challenge password []:</text:p>
      <text:p text:style-name="Enumeraciones">An optional company name []:</text:p>
      <text:p text:style-name="Enumeraciones">Using configuration from /etc/openvpn/easy-rsa/2.0/openssl-1.0.0.cnf</text:p>
      <text:p text:style-name="Enumeraciones">Check that the request matches the signature</text:p>
      <text:p text:style-name="Enumeraciones">Signature ok</text:p>
      <text:p text:style-name="Enumeraciones">The Subject's Distinguished Name is as follows</text:p>
      <text:p text:style-name="Enumeraciones">countryName <text:s text:c="6"/><text:tab/>:PRINTABLE:'ES'</text:p>
      <text:p text:style-name="Enumeraciones">stateOrProvinceName <text:s text:c="2"/>:PRINTABLE:'OU'</text:p>
      <text:p text:style-name="Enumeraciones">localityName <text:s text:c="5"/><text:tab/>:PRINTABLE:'Ourense'</text:p>
      <text:p text:style-name="Enumeraciones">organizationName <text:s/><text:tab/>:PRINTABLE:'Laboratorio40 - ESEI - U. Vigo'</text:p>
      <text:p text:style-name="Enumeraciones">organizationalUnitName:PRINTABLE:'<text:span text:style-name="T2">aaaaa</text:span>'</text:p>
      <text:p text:style-name="Enumeraciones">commonName <text:s text:c="7"/><text:tab/>:PRINTABLE:'invitados'</text:p>
      <text:p text:style-name="Enumeraciones">name <text:s text:c="13"/><text:tab/>:PRINTABLE:'<text:span text:style-name="T2">Nombre Apellido1 Apellido1</text:span>'</text:p>
      <text:p text:style-name="Enumeraciones">emailAddress <text:s text:c="5"/><text:tab/>:IA5STRING:'<text:span text:style-name="T2">nombre.apellido1.apellido2</text:span>@<text:span text:style-name="T2">dominio</text:span>.com'</text:p>
      <text:p text:style-name="Enumeraciones">Certificate is to be certified until Oct 19 14:17:58 2023 GMT (3650 days)</text:p>
      <text:p text:style-name="Enumeraciones">Sign the certificate? [y/n]:y </text:p>
      <text:p text:style-name="Enumeraciones"/>
      <text:p text:style-name="Enumeraciones">1 out of 1 certificate requests certified, commit? [y/n]y</text:p>
      <text:p text:style-name="Enumeraciones">Write out database with 1 new entries</text:p>
      <text:p text:style-name="Enumeraciones">Data Base Updated</text:p>
      <text:p text:style-name="Textos"/>
      <text:p text:style-name="Textos">Ahora generamos el Diffie-Hellman de la siguiente manera:</text:p>
      <text:p text:style-name="Enumeraciones">root@servicios<text:span text:style-name="T2">XX</text:span>:/etc/openvpn/easy-rsa/2.0# ./build-dh</text:p>
      <text:p text:style-name="Enumeraciones">Generating DH parameters, 1024 bit long safe prime, generator 2</text:p>
      <text:p text:style-name="Enumeraciones">This is going to take a long time</text:p>
      <text:p text:style-name="Enumeraciones">..........................++*++*++* </text:p>
      <text:p text:style-name="Textos"/>
      <text:p text:style-name="Textos">Ahora copiamos las claves, certificados a /etc/openvpn/ : Para el servidor:</text:p>
      <text:p text:style-name="Enumeraciones"><text:soft-page-break/># cp <text:span text:style-name="T2">aaaaa</text:span>.key <text:span text:style-name="T2">aaaaa</text:span>.crt dh1024.pem ca.crt ca.key /etc/openvpn/</text:p>
      <text:p text:style-name="Textos"/>
      <text:p text:style-name="Textos">Para el cliente, debemos meterlo en una carpeta por ejemplo /etc/openvpn/invitados para que luego no intente arrancar dos servidores:</text:p>
      <text:p text:style-name="Enumeraciones"># cp ca.crt invitados.crt invitados.key /etc/openvpn/invitados/</text:p>
      <text:p text:style-name="Textos"/>
      <text:p text:style-name="Textos">Ahora debemos crear el fichero de configuracion /etc/openvpn/<text:span text:style-name="T2">aaaaa</text:span>.conf</text:p>
      <text:p text:style-name="Enumeraciones"># cat /etc/openvpn/<text:span text:style-name="T2">aaaaa</text:span>.conf </text:p>
      <text:p text:style-name="Enumeraciones">port <text:span text:style-name="T2">XXXX</text:span></text:p>
      <text:p text:style-name="Enumeraciones">proto udp</text:p>
      <text:p text:style-name="Enumeraciones">dev tun</text:p>
      <text:p text:style-name="Enumeraciones">duplicate-cn</text:p>
      <text:p text:style-name="Enumeraciones">ca /etc/openvpn/ca.crt</text:p>
      <text:p text:style-name="Enumeraciones">cert /etc/openvpn/<text:span text:style-name="T2">aaaaa</text:span>.crt</text:p>
      <text:p text:style-name="Enumeraciones">key /etc/openvpn/<text:span text:style-name="T2">aaaaa</text:span>.key</text:p>
      <text:p text:style-name="Enumeraciones">dh /etc/openvpn/dh1024.pem</text:p>
      <text:p text:style-name="Enumeraciones">server <text:span text:style-name="T2">XX</text:span>.<text:span text:style-name="T2">XX</text:span>.<text:span text:style-name="T2">XX</text:span>.<text:span text:style-name="T2">X</text:span> <text:span text:style-name="T2">XXX</text:span>.<text:span text:style-name="T2">XXX</text:span>.<text:span text:style-name="T2">XXX</text:span>.<text:span text:style-name="T2">X</text:span></text:p>
      <text:p text:style-name="Enumeraciones">ifconfig-pool-persist ipp.txt</text:p>
      <text:p text:style-name="Enumeraciones">push "route 192.<text:span text:style-name="T2">XXX</text:span>.<text:span text:style-name="T2">XX</text:span>.<text:span text:style-name="T2">X</text:span> <text:span text:style-name="T2">XXX</text:span>.<text:span text:style-name="T2">XXX</text:span>.<text:span text:style-name="T2">XXX</text:span>.<text:span text:style-name="T2">X</text:span>"</text:p>
      <text:p text:style-name="Enumeraciones">push "dhcp-option DNS 192.<text:span text:style-name="T2">XXX</text:span>.<text:span text:style-name="T2">XX</text:span>.<text:span text:style-name="T3">X</text:span>"</text:p>
      <text:p text:style-name="Enumeraciones">push "dhcp-option DOMAIN <text:span text:style-name="T3">aaaaa</text:span>.<text:span text:style-name="T3">aaaa</text:span>"</text:p>
      <text:p text:style-name="Enumeraciones">comp-lzo</text:p>
      <text:p text:style-name="Enumeraciones">user nobody</text:p>
      <text:p text:style-name="Enumeraciones">group nogroup</text:p>
      <text:p text:style-name="Enumeraciones">persist-key</text:p>
      <text:p text:style-name="Enumeraciones">persist-tun</text:p>
      <text:p text:style-name="Enumeraciones">keepalive 10 30</text:p>
      <text:p text:style-name="Enumeraciones">status openvpn-status.log</text:p>
      <text:p text:style-name="Enumeraciones">log openvpn.log</text:p>
      <text:p text:style-name="Enumeraciones">verb 3</text:p>
      <text:p text:style-name="Textos"/>
      <text:p text:style-name="Textos"/>
      <text:p text:style-name="P22">Creamos el fichero de configuración de los clientes</text:p>
      <text:p text:style-name="Enumeraciones"># cat /etc/openvpn/invitados/invitados.conf</text:p>
      <text:p text:style-name="Enumeraciones">client</text:p>
      <text:p text:style-name="Enumeraciones">status openvpn-status.log</text:p>
      <text:p text:style-name="Enumeraciones">log openvpn.log</text:p>
      <text:p text:style-name="Enumeraciones">dev tun</text:p>
      <text:p text:style-name="Enumeraciones">proto udp</text:p>
      <text:p text:style-name="Enumeraciones">remote <text:span text:style-name="T3">XXX</text:span>.<text:span text:style-name="T3">XXX</text:span>.<text:span text:style-name="T3">XX</text:span>.<text:span text:style-name="T3">XXX</text:span></text:p>
      <text:p text:style-name="Enumeraciones">user nobody</text:p>
      <text:p text:style-name="Enumeraciones">group nogroup</text:p>
      <text:p text:style-name="Enumeraciones">persist-key</text:p>
      <text:p text:style-name="Enumeraciones">persist-tun</text:p>
      <text:p text:style-name="Enumeraciones">ca ca.crt</text:p>
      <text:p text:style-name="Enumeraciones">cert invitados.crt</text:p>
      <text:p text:style-name="Enumeraciones">key invitados.key</text:p>
      <text:p text:style-name="Enumeraciones">comp-lzo</text:p>
      <text:p text:style-name="Enumeraciones">verb 2</text:p>
      <text:p text:style-name="Textos"/>
      <text:p text:style-name="Textos"/>
      <text:p text:style-name="Textos">Con eso la red está lista para ser iniciada:</text:p>
      <text:p text:style-name="Enumeraciones"># service openvpn start</text:p>
      <text:p text:style-name="Enumeraciones">[ ok ] Starting virtual private network daemon: <text:span text:style-name="T3">aaaaa</text:span>.</text:p>
      <text:p text:style-name="Textos"/>
      <text:p text:style-name="Textos">Para conectar clientes en linux debemos instalar en ellos openvpn y copiar dentro de /etc/openvpn/ el contenido de la carpeta /etc/openvpn/invitados/ En el caso de los clientes windows el fichero invitados.conf debe ser renombrado como invitados.ovpn los demas los dejamos igual y copiamos los ficheros en c:\archivos de programa\openvpn\conf\</text:p>
      <text:p text:style-name="Textos">Para permitir las conexiones exteriores se debe redireccionar a este equipo el puerto <text:span text:style-name="T3">XXXX</text:span> en el router. Además debemos crear en el equipo las reglas adecuadas de iptables para que acepte el tráfico vpn, para ello nos valemos del siguiente script que hará de firewall del equipo para todos los servicios que se vayan añadiendo.</text:p>
      <text:p text:style-name="Enumeraciones">root@servicios40:~# cat /root/scripts/firewall.sh</text:p>
      <text:p text:style-name="Enumeraciones">#!/bin/sh</text:p>
      <text:p text:style-name="Enumeraciones"/>
      <text:p text:style-name="Enumeraciones">PATH=/usr/sbin:/sbin:/bin:/usr/bin</text:p>
      <text:p text:style-name="Enumeraciones"/>
      <text:p text:style-name="Enumeraciones">#</text:p>
      <text:p text:style-name="Enumeraciones"># delete all existing rules.</text:p>
      <text:p text:style-name="Enumeraciones"><text:soft-page-break/>#</text:p>
      <text:p text:style-name="Enumeraciones">iptables -F</text:p>
      <text:p text:style-name="Enumeraciones">iptables -t nat -F</text:p>
      <text:p text:style-name="Enumeraciones">iptables -t mangle -F</text:p>
      <text:p text:style-name="Enumeraciones">iptables -X</text:p>
      <text:p text:style-name="Enumeraciones"/>
      <text:p text:style-name="Enumeraciones"># Always accept loopback traffic</text:p>
      <text:p text:style-name="Enumeraciones">iptables -A INPUT -i lo -j ACCEPT </text:p>
      <text:p text:style-name="Enumeraciones"/>
      <text:p text:style-name="Enumeraciones"># Masquerade.</text:p>
      <text:p text:style-name="Enumeraciones">iptables -t nat -A POSTROUTING -o eth2 -j MASQUERADE </text:p>
      <text:p text:style-name="Enumeraciones"/>
      <text:p text:style-name="Enumeraciones">#para el ssh</text:p>
      <text:p text:style-name="Enumeraciones">iptables -A INPUT -p tcp --dport 22 -j ACCEPT </text:p>
      <text:p text:style-name="Enumeraciones"/>
      <text:p text:style-name="Enumeraciones">#para vpn</text:p>
      <text:p text:style-name="Enumeraciones">iptables -A INPUT -p udp --dport 1194 -j ACCEPT</text:p>
      <text:p text:style-name="Enumeraciones">iptables -A INPUT -i tun+ -j ACCEPT</text:p>
      <text:p text:style-name="Enumeraciones">iptables -A FORWARD -i tun+ -j ACCEPT</text:p>
      <text:p text:style-name="Enumeraciones">iptables -A INPUT -i tap+ -j ACCEPT</text:p>
      <text:p text:style-name="Enumeraciones">iptables -A FORWARD -i tap+ -j ACCEPT</text:p>
      <text:p text:style-name="Enumeraciones"># Enable routing.</text:p>
      <text:p text:style-name="Enumeraciones">echo 1 &gt; /proc/sys/net/ipv4/ip_forward</text:p>
      <text:p text:style-name="Textos"/>
      <text:p text:style-name="Textos">Una vez ejecutemos dicho script los clientes podrán conectarse según la configuración descrita anteriormente. El script lo enlazamos para que se ejecute automáticamente cada vez que se inicia la tarjeta de red.</text:p>
      <text:p text:style-name="Enumeraciones">root@servicios<text:span text:style-name="T3">XX</text:span>:~# ln -s /root/scripts/firewall.sh /etc/network/if-up.d/00_firewall </text:p>
      <text:p text:style-name="Textos"/>
      <text:p text:style-name="Textos"/>
      <text:p text:style-name="P11"><text:bookmark-start text:name="__RefHeading__6824_169187684"/>DNS interno del laboratorio:<text:bookmark-end text:name="__RefHeading__6824_169187684"/></text:p>
      <text:p text:style-name="P18">Para mejorar la navegación dentro de la red del laboratorio le añadimos al servidor un servicio de DNS, para que así los equipos lo usen como consulta DNS. Instalamos el servidor Bind9 para realizar esta función:</text:p>
      <text:p text:style-name="Enumeraciones"># aptitude install bind9</text:p>
      <text:p text:style-name="P18"/>
      <text:p text:style-name="P18">Añadimos los servidores forwarders que queremos que sirvan como soporte para el servidor, en este caso el de la U. Vigo, el del CESGA y uno de los de Google.</text:p>
      <text:p text:style-name="Enumeraciones">root@servicios<text:span text:style-name="T3">XX</text:span>:~# cat /etc/bind/named.conf.options</text:p>
      <text:p text:style-name="Enumeraciones">acl <text:s/>clients{</text:p>
      <text:p text:style-name="Enumeraciones"><text:s text:c="4"/>192.<text:span text:style-name="T3">XXX</text:span>.<text:span text:style-name="T3">XX</text:span>.<text:span text:style-name="T3">X</text:span>/<text:span text:style-name="T3">XX</text:span> <text:s/>;</text:p>
      <text:p text:style-name="Enumeraciones">};</text:p>
      <text:p text:style-name="Enumeraciones">options {</text:p>
      <text:p text:style-name="Enumeraciones"><text:s text:c="4"/>directory "/var/cache/bind";</text:p>
      <text:p text:style-name="Enumeraciones"/>
      <text:p text:style-name="Enumeraciones">[...]</text:p>
      <text:p text:style-name="Enumeraciones"><text:s text:c="4"/>dnssec-validation auto;</text:p>
      <text:p text:style-name="Enumeraciones"/>
      <text:p text:style-name="Enumeraciones"><text:s text:c="5"/>forwarders {</text:p>
      <text:p text:style-name="Enumeraciones"><text:s text:c="12"/>//uvigo</text:p>
      <text:p text:style-name="Enumeraciones"><text:s text:c="12"/>193.146.32.86;</text:p>
      <text:p text:style-name="Enumeraciones"><text:s text:c="12"/>//cesga</text:p>
      <text:p text:style-name="Enumeraciones"><text:s text:c="12"/>193.144.33.39;</text:p>
      <text:p text:style-name="Enumeraciones"><text:s text:c="12"/>//google</text:p>
      <text:p text:style-name="Enumeraciones"><text:s text:c="12"/>8.8.8.8;</text:p>
      <text:p text:style-name="Enumeraciones"><text:s text:c="5"/>};</text:p>
      <text:p text:style-name="Enumeraciones"/>
      <text:p text:style-name="Enumeraciones"><text:s text:c="4"/>auth-nxdomain no;<text:tab/># conform to RFC1035</text:p>
      <text:p text:style-name="Enumeraciones"><text:s text:c="4"/>allow-query { any; };</text:p>
      <text:p text:style-name="Enumeraciones"><text:s text:c="4"/>allow-query-cache { any; };</text:p>
      <text:p text:style-name="Enumeraciones"><text:s text:c="4"/>listen-on { any; };</text:p>
      <text:p text:style-name="Enumeraciones"><text:s text:c="4"/>listen-on-v6 { any; };</text:p>
      <text:p text:style-name="Enumeraciones">};</text:p>
      <text:p text:style-name="P18"/>
      <text:p text:style-name="P18"/>
      <text:p text:style-name="P18">Con esto tendriamos el servicio de DNS funcionando en modo réplica, para que la máquina acepte peticiones DNS y pueda realizar sus consultas correctamente debemos añadir al script de firewall las reglas iptables correspondientes:</text:p>
      <text:p text:style-name="P18"><text:soft-page-break/></text:p>
      <text:p text:style-name="Enumeraciones">#para el servidor dns</text:p>
      <text:p text:style-name="Enumeraciones">iptables -A INPUT -p udp --sport 53 -m state --state ESTABLISHED,RELATED -j ACCEPT</text:p>
      <text:p text:style-name="Enumeraciones">iptables -A INPUT -p tcp --sport 53 -j ACCEPT</text:p>
      <text:p text:style-name="Enumeraciones">iptables -A INPUT -p tcp --dport 53 -j ACCEPT</text:p>
      <text:p text:style-name="Enumeraciones">iptables -A INPUT -s 192.<text:span text:style-name="T3">XXX</text:span>.<text:span text:style-name="T3">XX</text:span>.<text:span text:style-name="T3">X</text:span>/<text:span text:style-name="T3">XX</text:span> -d 192.<text:span text:style-name="T3">XXX</text:span>.<text:span text:style-name="T3">XX</text:span>.<text:span text:style-name="T3">X</text:span>-p tcp --sport 1024:65535 --dport 53 -m state --state NEW,ESTABLISHED -j ACCEPT</text:p>
      <text:p text:style-name="Enumeraciones">iptables -A OUTPUT -s 192.<text:span text:style-name="T3">XXX</text:span>.<text:span text:style-name="T3">XX</text:span>.<text:span text:style-name="T3">X</text:span> -d 192.<text:span text:style-name="T3">XXX</text:span>.<text:span text:style-name="T3">XX</text:span>.<text:span text:style-name="T3">X</text:span>/<text:span text:style-name="T3">XX</text:span> -p tcp --sport 53 --dport 1024:65535 -m state --state ESTABLISHED -j ACCEPT</text:p>
      <text:p text:style-name="Enumeraciones">iptables -A INPUT -s 192.<text:span text:style-name="T3">XXX</text:span>.<text:span text:style-name="T3">XX</text:span>.<text:span text:style-name="T3">X</text:span>/<text:span text:style-name="T3">XX</text:span> -d 192.<text:span text:style-name="T3">XXX</text:span>.<text:span text:style-name="T3">XX</text:span>.<text:span text:style-name="T3">X</text:span> -p udp --sport 1024:65535 --dport 53 -m state --state NEW,ESTABLISHED -j ACCEPT</text:p>
      <text:p text:style-name="Enumeraciones">iptables -A OUTPUT -s 192.<text:span text:style-name="T3">XXX</text:span>.<text:span text:style-name="T3">XX</text:span>.<text:span text:style-name="T3">X</text:span> -d 192.<text:span text:style-name="T3">XXX</text:span>.<text:span text:style-name="T3">XX</text:span>.<text:span text:style-name="T3">X</text:span>/<text:span text:style-name="T3">XX</text:span> -p udp --sport 53 --dport 1024:65535 -m state --state ESTABLISHED -j ACCEPT</text:p>
      <text:p text:style-name="P18"/>
      <text:p text:style-name="P18">Para definir la zona local “<text:span text:style-name="T3">aaaaa</text:span>.<text:span text:style-name="T3">aaaa</text:span>” tenemos que declararla en el fichero named.conf.local</text:p>
      <text:p text:style-name="Enumeraciones">root@servicios<text:span text:style-name="T3">XX</text:span>:~# cat /etc/bind/named.conf.local</text:p>
      <text:p text:style-name="Enumeraciones">//</text:p>
      <text:p text:style-name="Enumeraciones">// Do any local configuration here</text:p>
      <text:p text:style-name="Enumeraciones">// </text:p>
      <text:p text:style-name="Enumeraciones"/>
      <text:p text:style-name="Enumeraciones">// Consider adding the 1918 zones here, if they are not used in your</text:p>
      <text:p text:style-name="Enumeraciones">// organization</text:p>
      <text:p text:style-name="Enumeraciones">//include "/etc/bind/zones.rfc1918";</text:p>
      <text:p text:style-name="Enumeraciones"/>
      <text:p text:style-name="Enumeraciones">zone "<text:span text:style-name="T3">aaaaa</text:span>.<text:span text:style-name="T3">aaaa</text:span>" IN{</text:p>
      <text:p text:style-name="Enumeraciones"><text:s text:c="4"/>type master;</text:p>
      <text:p text:style-name="Enumeraciones"><text:s text:c="4"/>file "/etc/bind/db.<text:span text:style-name="T3">aaaaa</text:span>.<text:span text:style-name="T3">aaaa</text:span>";</text:p>
      <text:p text:style-name="Enumeraciones">};</text:p>
      <text:p text:style-name="Enumeraciones"/>
      <text:p text:style-name="Enumeraciones">zone "<text:span text:style-name="T3">XX</text:span>.<text:span text:style-name="T3">XXX</text:span>.192.in-addr.arpa" {</text:p>
      <text:p text:style-name="Enumeraciones"><text:s text:c="4"/>type master;</text:p>
      <text:p text:style-name="Enumeraciones"><text:s text:c="4"/>file "/etc/bind/rev.192.<text:span text:style-name="T3">XXX</text:span>.<text:span text:style-name="T3">XX</text:span>";</text:p>
      <text:p text:style-name="Enumeraciones">};</text:p>
      <text:p text:style-name="P18"/>
      <text:p text:style-name="P18"/>
      <text:p text:style-name="P23">Creamos los dos ficheros db.<text:span text:style-name="T4">aaaaa</text:span> y rev.192.<text:span text:style-name="T4">XXX</text:span>.<text:span text:style-name="T4">XX</text:span> como se muestra a continuación</text:p>
      <text:p text:style-name="Enumeraciones">root@servicios<text:span text:style-name="T4">XX</text:span>:~# cat /etc/bind/db.<text:span text:style-name="T4">aaaaa.aaaa</text:span></text:p>
      <text:p text:style-name="Enumeraciones">;</text:p>
      <text:p text:style-name="Enumeraciones">; BIND data file for local loopback interface</text:p>
      <text:p text:style-name="Enumeraciones">;</text:p>
      <text:p text:style-name="Enumeraciones">$ORIGIN .</text:p>
      <text:p text:style-name="Enumeraciones">$TTL604800</text:p>
      <text:p text:style-name="P25"><text:span text:style-name="T4">aaaaa.aaaa</text:span> IN <text:s/>SOA servicios.<text:span text:style-name="T4">aaaaa.aaaa</text:span> <text:span text:style-name="T4">xxxx</text:span>.<text:span text:style-name="T4">aaaaa.aaaa</text:span>. (</text:p>
      <text:p text:style-name="Enumeraciones"><text:s text:c="5"/>2013102101 ; Serial</text:p>
      <text:p text:style-name="Enumeraciones"><text:s text:c="9"/>604800 ; Refresh</text:p>
      <text:p text:style-name="Enumeraciones"><text:s text:c="10"/>86400 ; Retry</text:p>
      <text:p text:style-name="Enumeraciones"><text:s text:c="8"/>2419200 ; Expire</text:p>
      <text:p text:style-name="Enumeraciones"><text:s text:c="9"/>604800 ) <text:s text:c="2"/>; Negative Cache TTL</text:p>
      <text:p text:style-name="Enumeraciones">;</text:p>
      <text:p text:style-name="P25"><text:span text:style-name="T4">aaaaa.aaaa</text:span> <text:s/>IN <text:s/>NS <text:s/>servicios.<text:span text:style-name="T4">aaaaa.aaaa</text:span></text:p>
      <text:p text:style-name="P25"><text:span text:style-name="T4">aaaaa.aaaa</text:span> <text:s/>IN <text:s/>A <text:s text:c="2"/>192.<text:span text:style-name="T4">XXX.XX.X</text:span></text:p>
      <text:p text:style-name="P25">; NS indicates that servicios is the name server on <text:span text:style-name="T4">aaaaa.aaaa</text:span></text:p>
      <text:p text:style-name="P25">; MX indicates that servicios is (also) the mail server on <text:span text:style-name="T4">aaaaa.aaaa</text:span></text:p>
      <text:p text:style-name="Enumeraciones"/>
      <text:p text:style-name="P25">$ORIGIN <text:span text:style-name="T4">aaaaa.aaaa</text:span>. </text:p>
      <text:p text:style-name="Enumeraciones"/>
      <text:p text:style-name="Enumeraciones"/>
      <text:p text:style-name="Enumeraciones"/>
      <text:p text:style-name="Enumeraciones"/>
      <text:p text:style-name="P25">; Set the address for localhost.<text:span text:style-name="T4">aaaaa.aaaa</text:span></text:p>
      <text:p text:style-name="Enumeraciones">localhost <text:s text:c="6"/>IN <text:s text:c="5"/>A <text:s text:c="6"/><text:span text:style-name="T4">XXX.X.X.X</text:span></text:p>
      <text:p text:style-name="Enumeraciones">foso <text:s text:c="11"/>IN <text:s text:c="5"/>A <text:s text:c="6"/>192.<text:span text:style-name="T4">XXX.XX.X</text:span></text:p>
      <text:p text:style-name="P25">servicios <text:s text:c="6"/>IN <text:s text:c="5"/>A <text:s text:c="6"/>192.<text:span text:style-name="T4">XXX.XX.X</text:span></text:p>
      <text:p text:style-name="P25">wiki <text:s text:c="11"/>IN <text:s text:c="5"/>A <text:s text:c="6"/>192.<text:span text:style-name="T4">XXX.XX.X</text:span></text:p>
      <text:p text:style-name="P25">esxi01 <text:s text:c="9"/>IN <text:s text:c="5"/>A <text:s text:c="6"/>192.<text:span text:style-name="T4">XXX.XX.X</text:span></text:p>
      <text:p text:style-name="P25">hp1320 <text:s text:c="9"/>IN <text:s text:c="5"/>A <text:s text:c="6"/>192.<text:span text:style-name="T4">XXX.XX.XX</text:span></text:p>
      <text:p text:style-name="P25">replicaweb <text:s text:c="5"/>IN <text:s text:c="5"/>A <text:s text:c="6"/>192.<text:span text:style-name="T4">XXX.XX.XX</text:span></text:p>
      <text:p text:style-name="P25">blogeco <text:s text:c="8"/>IN <text:s text:c="5"/>A <text:s text:c="6"/>192.<text:span text:style-name="T4">XXX.XX.XX</text:span></text:p>
      <text:p text:style-name="Enumeraciones"/>
      <text:p text:style-name="Enumeraciones"/>
      <text:p text:style-name="P25">root@servicios<text:span text:style-name="T4">XX</text:span>:~# cat /etc/bind/rev.192.<text:span text:style-name="T4">XXX.XX</text:span></text:p>
      <text:p text:style-name="P25">; IP Address-to-Host DNS Pointers for the 192.<text:span text:style-name="T4">XXX.XX</text:span> subnet</text:p>
      <text:p text:style-name="P25">@ IN SOA servicios.<text:span text:style-name="T4">aaaaa.aaaa</text:span>. <text:span text:style-name="T4">xxxxx</text:span>. <text:span text:style-name="T4">aaaaa.aaaa</text:span> (</text:p>
      <text:p text:style-name="Enumeraciones"><text:tab/>2013102101 ; serial </text:p>
      <text:p text:style-name="Enumeraciones"><text:tab/>8H ; refresh</text:p>
      <text:p text:style-name="Enumeraciones"><text:tab/>4H ; retry</text:p>
      <text:p text:style-name="Enumeraciones"><text:tab/>4W ; expire</text:p>
      <text:p text:style-name="Enumeraciones"><text:tab/>1D ; minimum</text:p>
      <text:p text:style-name="Enumeraciones">)</text:p>
      <text:p text:style-name="Enumeraciones">; define the authoritative name server</text:p>
      <text:p text:style-name="P25"><text:s text:c="7"/><text:tab/>IN NS servicios.<text:span text:style-name="T4">aaaaa.aaaa</text:span></text:p>
      <text:p text:style-name="Enumeraciones">; our hosts, in numeric order</text:p>
      <text:p text:style-name="P25">1 <text:s text:c="6"/>IN <text:s text:c="5"/>PTR <text:s text:c="4"/>foso.<text:span text:style-name="T4">aaaaa.aaaa</text:span></text:p>
      <text:p text:style-name="P25">2 <text:s text:c="6"/>IN <text:s text:c="5"/>PTR <text:s text:c="4"/>servicios.<text:span text:style-name="T4">aaaaa.aaaa</text:span></text:p>
      <text:p text:style-name="P25">3 <text:s text:c="6"/>IN <text:s text:c="5"/>PTR <text:s text:c="4"/>wiki.<text:span text:style-name="T4">aaaaa.aaaa</text:span>.</text:p>
      <text:p text:style-name="P25">5 <text:s text:c="6"/>IN <text:s text:c="5"/>PTR <text:s text:c="4"/>esxi01.<text:span text:style-name="T4">aaaaa.aaaa</text:span>.</text:p>
      <text:p text:style-name="Enumeraciones">20 <text:s text:c="5"/>IN <text:s text:c="5"/>PTR <text:s text:c="4"/>hp1320.lab40.esei.</text:p>
      <text:p text:style-name="Enumeraciones">;30 <text:s text:c="4"/>IN <text:s text:c="5"/>PTR <text:s text:c="4"/>proyectojavi.lab40.esei.</text:p>
      <text:p text:style-name="P25"><text:soft-page-break/>31 <text:s text:c="5"/>IN <text:s text:c="5"/>PTR <text:s text:c="4"/>replicaweb.<text:span text:style-name="T4">aaaaa.aaaa</text:span>.</text:p>
      <text:p text:style-name="P25">32 <text:s text:c="5"/>IN <text:s text:c="5"/>PTR <text:s text:c="4"/>blogeco.<text:span text:style-name="T4">aaaaa.aaaa</text:span>.</text:p>
      <text:p text:style-name="P18"/>
      <text:p text:style-name="P19">En ellos iremos añadiendo los nombres de las máquinas que se vayan creando en el laboratorio. En caso de configurar la red en algún equipo de forma estática ahora deberemos usar el dns 192.<text:span text:style-name="T4">XXX.XX.X</text:span>. En el caso de configurarla por DHCP este cambio ya se ve reflejado.</text:p>
      <text:p text:style-name="P19">Para añadir un nombre de dominio debemos modificar el fichero db.lab40.esei, además de añadir la ip es importante cambiar el serial de la linea 7, el formato es como sigue: YYYYMMDD seguido de dos números que indican el número de modificaciones realizadas ese día, si solo hacemos un cambio en el fichero 01, si luego lo volvemos editar 02 … Además debemos añadir la resolución inversa modificando el fichero rev.192.<text:span text:style-name="T4">XXX.XX</text:span>, al igual que en el otro fichero hay que modificar el campo serial además de añadir la ip y nombre del nuevo servidor.</text:p>
      <text:p text:style-name="P18">Una vez cambiados estos ficheros reiciamos el servidor:</text:p>
      <text:p text:style-name="Enumeraciones">root@servicios<text:span text:style-name="T4">XX</text:span>:~# service bind9 restart</text:p>
      <text:p text:style-name="Enumeraciones">[....] Stopping domain name service...: bind9waiting for pid 31819 to die</text:p>
      <text:p text:style-name="Enumeraciones">. ok </text:p>
      <text:p text:style-name="Enumeraciones">[ ok ] Starting domain name service...: bind9.</text:p>
      <text:p text:style-name="Textos"/>
      <text:p text:style-name="P9"><text:bookmark-start text:name="__RefHeading__6826_169187684"/>Apache en máquina de servicios:<text:bookmark-end text:name="__RefHeading__6826_169187684"/></text:p>
      <text:p text:style-name="Textos">Le añadimos un servidor web a la máquina de servicios, inicialmente para uso interno, principalmente para alojar la wiki. En caso de ser necesario se puede añadir diferentes VirtualHosts para alojar algún tipo de servicio web público. Para instalar el servidor:</text:p>
      <text:p text:style-name="Enumeraciones"># aptitude install apache2</text:p>
      <text:p text:style-name="Textos"/>
      <text:p text:style-name="Textos">Se añade soporte para php</text:p>
      <text:p text:style-name="Enumeraciones"># aptitude install php5</text:p>
      <text:p text:style-name="Enumeraciones"/>
      <text:p text:style-name="Textos"/>
      <text:p text:style-name="Textos"/>
      <text:p text:style-name="Textos"><text:soft-page-break/>Añadimos servidor mysql</text:p>
      <text:p text:style-name="Enumeraciones"># aptitude install mysql-server</text:p>
      <text:p text:style-name="Textos"/>
      <text:p text:style-name="Textos">Añadimos phpmyadmin para una gestión mas comoda del sql, ¡¡ojo!! nunca poner esta aplicación con acceso desde el exterior, es muy propensa a bugs.</text:p>
      <text:p text:style-name="Enumeraciones"># aptitude install phpmyadmin</text:p>
      <text:p text:style-name="Textos"/>
      <text:p text:style-name="Textos">Para que solo sea accesible de forma interna, aún en el caso de que en el futuro se haga público apache, añadimos las directivas de virtualhost a la configuración de apache para phpmyadmin para conseguir esto:</text:p>
      <text:p text:style-name="Enumeraciones"># cat /etc/phpmyadmin/apache.conf</text:p>
      <text:p text:style-name="Enumeraciones"># phpMyAdmin default Apache configuration</text:p>
      <text:p text:style-name="Enumeraciones"/>
      <text:p text:style-name="P25">&lt;VirtualHost 192.<text:span text:style-name="T4">XXX.XX.X</text:span>&gt; </text:p>
      <text:p text:style-name="Enumeraciones"/>
      <text:p text:style-name="Enumeraciones">Alias /phpmyadmin /usr/share/phpmyadmin</text:p>
      <text:p text:style-name="Enumeraciones"/>
      <text:p text:style-name="Enumeraciones">&lt;Directory /usr/share/phpmyadmin&gt;</text:p>
      <text:p text:style-name="Enumeraciones"><text:s text:c="4"/>Options FollowSymLinks</text:p>
      <text:p text:style-name="Enumeraciones"><text:s text:c="4"/>DirectoryIndex index.php </text:p>
      <text:p text:style-name="Enumeraciones"/>
      <text:p text:style-name="Enumeraciones"><text:s text:c="4"/>&lt;IfModule mod_php5.c&gt;</text:p>
      <text:p text:style-name="Enumeraciones"><text:s text:c="12"/>AddType application/x-httpd-php .php</text:p>
      <text:p text:style-name="Enumeraciones"/>
      <text:p text:style-name="Enumeraciones"><text:s text:c="12"/>php_flag magic_quotes_gpc Off</text:p>
      <text:p text:style-name="Enumeraciones"><text:s text:c="12"/>php_flag track_vars On</text:p>
      <text:p text:style-name="Enumeraciones"><text:s text:c="12"/>php_flag register_globals Off</text:p>
      <text:p text:style-name="Enumeraciones"><text:s text:c="12"/>php_admin_flag allow_url_fopen Off</text:p>
      <text:p text:style-name="Enumeraciones"><text:s text:c="12"/>php_value include_path .</text:p>
      <text:p text:style-name="Enumeraciones"><text:s text:c="12"/>php_admin_value upload_tmp_dir /var/lib/phpmyadmin/tmp</text:p>
      <text:p text:style-name="Enumeraciones"><text:s text:c="12"/>php_admin_value open_basedir /usr/share/phpmyadmin/:/etc/phpmyadmin/:/var/lib/phpmyadmin/</text:p>
      <text:p text:style-name="Enumeraciones"><text:s text:c="4"/>&lt;/IfModule&gt;</text:p>
      <text:p text:style-name="Enumeraciones"/>
      <text:p text:style-name="Enumeraciones">&lt;/Directory&gt;</text:p>
      <text:p text:style-name="Enumeraciones"/>
      <text:p text:style-name="Enumeraciones"># Authorize for setup</text:p>
      <text:p text:style-name="Enumeraciones">&lt;Directory /usr/share/phpmyadmin/setup&gt;</text:p>
      <text:p text:style-name="Enumeraciones"><text:tab/>&lt;IfModule mod_authn_file.c&gt;</text:p>
      <text:p text:style-name="Enumeraciones"><text:tab/>AuthType Basic</text:p>
      <text:p text:style-name="Enumeraciones"><text:tab/>AuthName "phpMyAdmin Setup"</text:p>
      <text:p text:style-name="Enumeraciones"><text:tab/>AuthUserFile /etc/phpmyadmin/htpasswd.setup</text:p>
      <text:p text:style-name="Enumeraciones"><text:tab/>&lt;/IfModule&gt;</text:p>
      <text:p text:style-name="Enumeraciones"><text:soft-page-break/><text:tab/>Require valid-user</text:p>
      <text:p text:style-name="Enumeraciones">&lt;/Directory&gt;</text:p>
      <text:p text:style-name="Enumeraciones"/>
      <text:p text:style-name="Enumeraciones"># Disallow web access to directories that don't need it</text:p>
      <text:p text:style-name="Enumeraciones">&lt;Directory /usr/share/phpmyadmin/libraries&gt;</text:p>
      <text:p text:style-name="Enumeraciones"><text:tab/>Order Deny,Allow</text:p>
      <text:p text:style-name="Enumeraciones"><text:tab/>Deny from All</text:p>
      <text:p text:style-name="Enumeraciones">&lt;/Directory&gt;</text:p>
      <text:p text:style-name="Enumeraciones">&lt;Directory /usr/share/phpmyadmin/setup/lib&gt;</text:p>
      <text:p text:style-name="Enumeraciones"><text:tab/>Order Deny,Allow</text:p>
      <text:p text:style-name="Enumeraciones"><text:tab/>Deny from All</text:p>
      <text:p text:style-name="Enumeraciones">&lt;/Directory&gt;</text:p>
      <text:p text:style-name="Enumeraciones"/>
      <text:p text:style-name="Enumeraciones">&lt;/VirtualHost&gt;</text:p>
      <text:p text:style-name="Textos"/>
      <text:p text:style-name="P10"><text:bookmark-start text:name="__RefHeading__6828_169187684"/>Disco Scratch por NFS:<text:bookmark-end text:name="__RefHeading__6828_169187684"/></text:p>
      <text:p text:style-name="Textos">La idea de este servicio es el uso de un disco en red para intercambio de archivos entre los usuarios del laboratorio sin tener que depender de servicios externos. Para ello en la máquina de servicios hay creado y exportado por NFS un directorio que puede ser montado en los equipos de la red local.</text:p>
      <text:p text:style-name="Textos">Como Configurar el servidor NFS</text:p>
      <text:p text:style-name="Textos">Instalamos el paquete de servidor de NFS</text:p>
      <text:p text:style-name="Enumeraciones">root@servicios<text:span text:style-name="T4">XX</text:span>:~# aptitude install nfs-server</text:p>
      <text:p text:style-name="Textos"/>
      <text:p text:style-name="Textos">Modificamos el fichero exports para añadir el directorio que queremos exportar y la red en la que tendrá permisos, en este caso la red interna y la vpn:</text:p>
      <text:p text:style-name="Enumeraciones">root@servicios<text:span text:style-name="T4">XX</text:span>:~# cat /etc/exports </text:p>
      <text:p text:style-name="Enumeraciones"># /etc/exports: the access control list for filesystems which may be exported</text:p>
      <text:p text:style-name="Enumeraciones"># <text:s text:c="14"/>to NFS clients. <text:s/>See exports(5).</text:p>
      <text:p text:style-name="Enumeraciones">#</text:p>
      <text:p text:style-name="Enumeraciones"># Example for NFSv2 and NFSv3:</text:p>
      <text:p text:style-name="Enumeraciones"># /srv/homes <text:s text:c="6"/>hostname1(rw,sync,no_subtree_check) hostname2(ro,sync,no_subtree_check)</text:p>
      <text:p text:style-name="Enumeraciones">#</text:p>
      <text:p text:style-name="Enumeraciones"># Example for NFSv4:</text:p>
      <text:p text:style-name="Enumeraciones"># /srv/nfs4 <text:s text:c="7"/>gss/krb5i(rw,sync,fsid=0,crossmnt,no_subtree_check)</text:p>
      <text:p text:style-name="Enumeraciones"># /srv/nfs4/homes <text:s/>gss/krb5i(rw,sync,no_subtree_check)</text:p>
      <text:p text:style-name="Enumeraciones">#</text:p>
      <text:p text:style-name="Enumeraciones">/var/scratch 192.168.40.0/24(rw,sync,no_subtree_check)</text:p>
      <text:p text:style-name="Enumeraciones"><text:soft-page-break/>/var/scratch <text:span text:style-name="T4">XX</text:span>.<text:span text:style-name="T4">XX</text:span>.<text:span text:style-name="T4">XX</text:span>.<text:span text:style-name="T4">X</text:span>/<text:span text:style-name="T4">XX</text:span>(rw,sync,no_subtree_check)</text:p>
      <text:p text:style-name="Textos"/>
      <text:p text:style-name="Textos">Reiniciamos el servicio:</text:p>
      <text:p text:style-name="Enumeraciones">root@servicios<text:span text:style-name="T4">XX</text:span>:~# service nfs-kernel-server restart</text:p>
      <text:p text:style-name="Enumeraciones">[ ok ] Stopping NFS kernel daemon: mountd nfsd.</text:p>
      <text:p text:style-name="Enumeraciones">[ ok ] Unexporting directories for NFS kernel daemon....</text:p>
      <text:p text:style-name="Enumeraciones">[ ok ] Exporting directories for NFS kernel daemon....</text:p>
      <text:p text:style-name="Enumeraciones">[ ok ] Starting NFS kernel daemon: nfsd mountd. </text:p>
      <text:p text:style-name="Textos"/>
      <text:p text:style-name="Textos">Como conectar los clientes NFS</text:p>
      <text:p text:style-name="Textos">Desde linux simplemente montamos el directorio en un directorio libre de nuestra máquina, por ejemplo:</text:p>
      <text:p text:style-name="P25"><text:span text:style-name="T4">user</text:span>@<text:span text:style-name="T4">maquina</text:span>:~$ sudo mount 192.<text:span text:style-name="T4">XXX.XX.X</text:span>:/var/scratch /m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Arial Unicode" svg:font-family="'MS Arial Unicode', Arial, sans-serif"/>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NSimSun" svg:font-family="NSimSun" style:font-family-generic="modern" style:font-pitch="fixed"/>
    <style:font-face style:name="Bitstream Charter" svg:font-family="'Bitstream Charter'"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Verdana" svg:font-family="Verdan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ablaContenidosNivel3" style:family="paragraph" style:parent-style-name="Tabla_20_contenidos_20_nivel2">
      <style:paragraph-properties fo:margin-left="0cm" fo:margin-right="0cm" fo:text-indent="0.4cm" style:auto-text-indent="false"/>
      <style:text-properties style:font-size-asian="10.5pt"/>
    </style:style>
    <style:style style:name="Cuerpo" style:family="paragraph" style:parent-style-name="Standard" style:master-page-name="">
      <style:paragraph-properties fo:margin-left="0cm" fo:margin-right="0cm" fo:margin-top="0.101cm" fo:margin-bottom="0.101cm" style:contextual-spacing="false" fo:text-indent="0.6cm" style:auto-text-indent="false" style:page-number="auto" fo:background-color="transparent">
        <style:tab-stops/>
        <style:background-image/>
      </style:paragraph-properties>
      <style:text-properties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fo:background-color="#ffffff">
        <style:background-image/>
      </style:paragraph-properties>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Subtitulo" style:family="paragraph" style:parent-style-name="Standard" style:master-page-name="">
      <style:paragraph-properties fo:margin-top="1cm" fo:margin-bottom="1cm" style:contextual-spacing="false" fo:line-height="100%" fo:text-align="center" style:justify-single-word="false" style:page-number="auto"/>
      <style:text-properties fo:font-size="22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style>
    <style:style style:name="Q"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27cm" fo:margin-left="1.27cm"/>
        </style:list-level-properties>
        <style:text-properties fo:font-family="Verdana" style:font-style-name="Regular" style:font-family-generic="swiss" style:font-pitch="variable"/>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905cm"/>
        </style:list-level-properties>
        <style:text-properties fo:font-family="Verdana"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fo:margin-left="2.54cm"/>
        </style:list-level-properties>
        <style:text-properties fo:font-family="Verdana"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175cm" fo:margin-left="3.175cm"/>
        </style:list-level-properties>
        <style:text-properties fo:font-family="Verdana" style:font-style-name="Regular" style:font-family-generic="swiss"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3.81cm" fo:margin-left="3.81cm"/>
        </style:list-level-properties>
        <style:text-properties fo:font-family="Verdana"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4.445cm" fo:margin-left="4.445cm"/>
        </style:list-level-properties>
        <style:text-properties fo:font-family="Verdana"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5.08cm" fo:margin-left="5.08cm"/>
        </style:list-level-properties>
        <style:text-properties fo:font-family="Verdana" style:font-style-name="Regular" style:font-family-generic="swiss"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5.715cm" fo:margin-left="5.715cm"/>
        </style:list-level-properties>
        <style:text-properties fo:font-family="Verdana"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6.35cm" fo:margin-left="6.35cm"/>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31"><draw:image xlink:href="Pictures/100002010000016300000050DAFB9A08.png" xlink:type="simple" xlink:show="embed" xlink:actuate="onLoad"/></draw:frame><text:tab/><text:tab/><text:tab/><text:tab/><text:tab/><text:tab/><text:tab/><text:tab/><text:tab/><text:tab/><text:tab/><text:tab/><text:tab/><text:page-number text:select-page="current">15</text:page-number></text:p>
      </style:header>
      <style:footer>
        <text:p text:style-name="Nivel3"><draw:frame draw:style-name="Mfr2" draw:name="gráficos1" text:anchor-type="paragraph" svg:width="17cm" svg:height="4.05cm" draw:z-index="15"><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32"><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6-18T11:01:27.179599071</dc:date>
    <meta:editing-duration>PT4H12M28S</meta:editing-duration>
    <meta:editing-cycles>30</meta:editing-cycles>
    <meta:generator>LibreOffice/4.2.4.2$Linux_X86_64 LibreOffice_project/63150712c6d317d27ce2db16eb94c2f3d7b699f8</meta:generator>
    <dc:creator>Silvia </dc:creator>
    <meta:printed-by>Silvia </meta:printed-by>
    <meta:print-date>2014-06-04T13:38:36</meta:print-date>
    <meta:document-statistic meta:table-count="0" meta:image-count="3" meta:object-count="0" meta:page-count="17" meta:paragraph-count="396" meta:word-count="2437" meta:character-count="17775" meta:non-whitespace-character-count="14985"/>
  </office:meta>
</office:document-meta>
</file>